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fo:min-height="3.257cm"/>
    </style:style>
    <style:style style:name="pr2" style:family="presentation" style:parent-style-name="Human-subtitle">
      <style:graphic-properties draw:fill-color="#ffffff" draw:auto-grow-height="true" fo:min-height="13.864cm"/>
    </style:style>
    <style:style style:name="pr3" style:family="presentation" style:parent-style-name="Human-notes">
      <style:graphic-properties draw:fill-color="#ffffff" draw:auto-grow-height="true" fo:min-height="12.573cm"/>
    </style:style>
    <style:style style:name="pr4" style:family="presentation" style:parent-style-name="Human-title">
      <style:graphic-properties draw:auto-grow-height="true" fo:min-height="3.508cm"/>
    </style:style>
    <style:style style:name="pr5" style:family="presentation" style:parent-style-name="Human-outline1">
      <style:graphic-properties fo:min-height="15.515cm"/>
    </style:style>
    <style:style style:name="pr6" style:family="presentation" style:parent-style-name="Human-outline1">
      <style:graphic-properties fo:min-height="14.775cm"/>
    </style:style>
    <style:style style:name="pr7" style:family="presentation" style:parent-style-name="Human-outline1">
      <style:graphic-properties draw:auto-grow-height="true" fo:min-height="13.864cm"/>
    </style:style>
    <style:style style:name="pr8" style:family="presentation" style:parent-style-name="Human-outline1">
      <style:graphic-properties fo:min-height="13.704cm"/>
    </style:style>
    <style:style style:name="pr9" style:family="presentation" style:parent-style-name="Human-outline1">
      <style:graphic-properties fo:min-height="15.972cm"/>
    </style:style>
    <style:style style:name="pr10" style:family="presentation" style:parent-style-name="Human-outline1">
      <style:graphic-properties fo:min-height="15.436cm"/>
    </style:style>
    <style:style style:name="pr11" style:family="presentation" style:parent-style-name="Human-outline1">
      <style:graphic-properties fo:min-height="13.613cm"/>
    </style:style>
    <style:style style:name="pr12" style:family="presentation" style:parent-style-name="Human-notes">
      <style:graphic-properties draw:fill-color="#ffffff" fo:min-height="12.322cm"/>
    </style:style>
    <style:style style:name="pr13" style:family="presentation" style:parent-style-name="Human-outline1">
      <style:graphic-properties fo:min-height="14.931cm"/>
    </style:style>
    <style:style style:name="pr14" style:family="presentation" style:parent-style-name="Human-outline1" style:list-style-name="L3">
      <style:graphic-properties fo:min-height="13.899cm"/>
    </style:style>
    <style:style style:name="pr15" style:family="presentation" style:parent-style-name="Human-outline1" style:list-style-name="L3">
      <style:graphic-properties fo:min-height="14.833cm"/>
    </style:style>
    <style:style style:name="pr16" style:family="presentation" style:parent-style-name="Human-outline1" style:list-style-name="L3">
      <style:graphic-properties fo:min-height="14.165cm"/>
    </style:style>
    <style:style style:name="pr17" style:family="presentation" style:parent-style-name="Human-outline1">
      <style:graphic-properties fo:min-height="14.135cm"/>
    </style:style>
    <style:style style:name="pr18" style:family="presentation" style:parent-style-name="Human-outline1">
      <style:graphic-properties fo:min-height="15.369cm"/>
    </style:style>
    <style:style style:name="pr19" style:family="presentation" style:parent-style-name="Human-outline1">
      <style:graphic-properties fo:min-height="14.675cm"/>
    </style:style>
    <style:style style:name="pr20" style:family="presentation" style:parent-style-name="Human-outline1">
      <style:graphic-properties fo:min-height="14.665cm"/>
    </style:style>
    <style:style style:name="pr21" style:family="presentation" style:parent-style-name="Human-outline1">
      <style:graphic-properties fo:min-height="14.517cm"/>
    </style:style>
    <style:style style:name="pr22" style:family="presentation" style:parent-style-name="Human-outline1">
      <style:graphic-properties fo:min-height="16.286cm"/>
    </style:style>
    <style:style style:name="pr23" style:family="presentation" style:parent-style-name="Human-outline1">
      <style:graphic-properties fo:min-height="15.721cm"/>
    </style:style>
    <style:style style:name="pr24" style:family="presentation" style:parent-style-name="Human-outline1">
      <style:graphic-properties fo:min-height="14.976cm"/>
    </style:style>
    <style:style style:name="pr25" style:family="presentation" style:parent-style-name="Human-outline1">
      <style:graphic-properties fo:min-height="16.12cm"/>
    </style:style>
    <style:style style:name="pr26" style:family="presentation" style:parent-style-name="Human-outline1">
      <style:graphic-properties fo:min-height="14.353cm"/>
    </style:style>
    <style:style style:name="pr27" style:family="presentation" style:parent-style-name="Human-outline1" style:list-style-name="L3">
      <style:graphic-properties fo:min-height="14.755cm"/>
    </style:style>
    <style:style style:name="pr28" style:family="presentation" style:parent-style-name="Human-outline1">
      <style:graphic-properties fo:min-height="15.01cm"/>
    </style:style>
    <style:style style:name="pr29" style:family="presentation" style:parent-style-name="Human-outline1">
      <style:graphic-properties fo:min-height="15.47cm"/>
    </style:style>
    <style:style style:name="pr30" style:family="presentation" style:parent-style-name="Human-outline1">
      <style:graphic-properties fo:min-height="15.44cm"/>
    </style:style>
    <style:style style:name="pr31" style:family="presentation" style:parent-style-name="Human-outline1">
      <style:graphic-properties fo:min-height="17.672cm"/>
    </style:style>
    <style:style style:name="P1" style:family="paragraph">
      <style:text-properties fo:font-size="3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line-height="80%" fo:text-align="start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0000" fo:font-size="22pt" style:font-size-asian="22pt" style:font-size-complex="22pt"/>
    </style:style>
    <style:style style:name="T8" style:family="text">
      <style:text-properties fo:color="#ff0000"/>
    </style:style>
    <style:style style:name="T9" style:family="text">
      <style:text-properties fo:color="#ff0000" fo:font-style="italic" style:font-style-asian="italic" style:font-style-complex="italic"/>
    </style:style>
    <style:style style:name="T10" style:family="text">
      <style:text-properties fo:font-family="'Nimbus Sans L'" style:font-family-generic="swiss" style:font-pitch="variable"/>
    </style:style>
    <style:style style:name="T11" style:family="text">
      <style:text-properties style:text-position="0% 100%" fo:font-family="'Courier 10 Pitch'" style:font-pitch="fixed"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ff0000" fo:font-size="26pt" style:font-size-asian="26pt" style:font-size-complex="26pt"/>
    </style:style>
    <style:style style:name="T15" style:family="text">
      <style:text-properties fo:color="#c0c0c0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family="'Nimbus Sans L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996633" fo:font-size="45%"/>
      </text:list-level-style-number>
      <text:list-level-style-number text:level="2" style:num-format="">
        <style:list-level-properties text:space-before="1.6cm" text:min-label-width="0.8cm"/>
        <style:text-properties fo:color="#996633" fo:font-size="45%"/>
      </text:list-level-style-number>
      <text:list-level-style-number text:level="3" style:num-format="">
        <style:list-level-properties text:space-before="3cm" text:min-label-width="0.6cm"/>
        <style:text-properties fo:color="#996633" fo:font-size="45%"/>
      </text:list-level-style-number>
      <text:list-level-style-number text:level="4" style:num-format="">
        <style:list-level-properties text:space-before="4.2cm" text:min-label-width="0.6cm"/>
        <style:text-properties fo:color="#996633" fo:font-size="45%"/>
      </text:list-level-style-number>
      <text:list-level-style-number text:level="5" style:num-format="">
        <style:list-level-properties text:space-before="5.4cm" text:min-label-width="0.6cm"/>
        <style:text-properties fo:color="#996633" fo:font-size="45%"/>
      </text:list-level-style-number>
      <text:list-level-style-number text:level="6" style:num-format="">
        <style:list-level-properties text:space-before="6.6cm" text:min-label-width="0.6cm"/>
        <style:text-properties fo:color="#996633" fo:font-size="45%"/>
      </text:list-level-style-number>
      <text:list-level-style-number text:level="7" style:num-format="">
        <style:list-level-properties text:space-before="7.8cm" text:min-label-width="0.6cm"/>
        <style:text-properties fo:color="#996633" fo:font-size="45%"/>
      </text:list-level-style-number>
      <text:list-level-style-number text:level="8" style:num-format="">
        <style:list-level-properties text:space-before="9cm" text:min-label-width="0.6cm"/>
        <style:text-properties fo:color="#996633" fo:font-size="45%"/>
      </text:list-level-style-number>
      <text:list-level-style-number text:level="9" style:num-format="">
        <style:list-level-properties text:space-before="10.2cm" text:min-label-width="0.6cm"/>
        <style:text-properties fo:color="#996633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996633" fo:font-size="45%"/>
      </text:list-level-style-number>
      <text:list-level-style-number text:level="2" style:num-format="">
        <style:list-level-properties text:space-before="1.6cm" text:min-label-width="0.8cm"/>
        <style:text-properties fo:color="#996633" fo:font-size="45%"/>
      </text:list-level-style-number>
      <text:list-level-style-number text:level="3" style:num-format="">
        <style:list-level-properties text:space-before="3cm" text:min-label-width="0.6cm"/>
        <style:text-properties fo:color="#996633" fo:font-size="45%"/>
      </text:list-level-style-number>
      <text:list-level-style-number text:level="4" style:num-format="">
        <style:list-level-properties text:space-before="4.2cm" text:min-label-width="0.6cm"/>
        <style:text-properties fo:color="#996633" fo:font-size="45%"/>
      </text:list-level-style-number>
      <text:list-level-style-number text:level="5" style:num-format="">
        <style:list-level-properties text:space-before="5.4cm" text:min-label-width="0.6cm"/>
        <style:text-properties fo:color="#996633" fo:font-size="45%"/>
      </text:list-level-style-number>
      <text:list-level-style-number text:level="6" style:num-format="">
        <style:list-level-properties text:space-before="6.6cm" text:min-label-width="0.6cm"/>
        <style:text-properties fo:color="#996633" fo:font-size="45%"/>
      </text:list-level-style-number>
      <text:list-level-style-number text:level="7" style:num-format="">
        <style:list-level-properties text:space-before="7.8cm" text:min-label-width="0.6cm"/>
        <style:text-properties fo:color="#996633" fo:font-size="45%"/>
      </text:list-level-style-number>
      <text:list-level-style-number text:level="8" style:num-format="">
        <style:list-level-properties text:space-before="9cm" text:min-label-width="0.6cm"/>
        <style:text-properties fo:color="#996633" fo:font-size="45%"/>
      </text:list-level-style-number>
      <text:list-level-style-number text:level="9" style:num-format="">
        <style:list-level-properties text:space-before="10.2cm" text:min-label-width="0.6cm"/>
        <style:text-properties fo:color="#996633" fo:font-size="45%"/>
      </text:list-level-style-number>
      <text:list-level-style-number text:level="10" style:num-format="">
        <style:list-level-properties text:space-before="5.4cm" text:min-label-width="0.6cm"/>
        <style:text-properties fo:color="#000000" fo:font-size="45%"/>
      </text:list-level-style-number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5.191cm" svg:height="3.473cm" svg:x="1.3cm" svg:y="0.018cm" presentation:class="title" presentation:user-transformed="true">
          <draw:text-box>
            <text:p>Bash 101<text:line-break/>Intro to Shell Scripting</text:p>
          </draw:text-box>
        </draw:frame>
        <draw:frame presentation:style-name="pr2" draw:text-style-name="P1" draw:layer="layout" svg:width="25.191cm" svg:height="13.864cm" svg:x="1.399cm" svg:y="4.915cm" presentation:class="subtitle">
          <draw:text-box>
            <text:p><text:span text:style-name="T1">PLUG North 2011-02-08</text:span></text:p>
            <text:p><text:span text:style-name="T1">PLUG West 2011-02-21</text:span></text:p>
            <text:p><text:span text:style-name="T1"/></text:p>
            <text:p><text:span text:style-name="T1">Updated: 2011-02-09</text:span></text:p>
            <text:p><text:span text:style-name="T1"/></text:p>
            <text:p><text:span text:style-name="T1">JP Vossen, CISSP</text:span></text:p>
            <text:p><text:span text:style-name="T1">bashcookbook.com</text:span></text:p>
            <text:p><text:span text:style-name="T1"/></text:p>
            <text:p><text:span text:style-name="T2"><text:a xlink:href="http://www.jpsdomain.org/public/2011_bash_101.pdf">http://www.jpsdomain.org/public/2011_bash_101.pdf</text:a></text:span></text:p>
            <text:p><text:span text:style-name="T2"><text:a xlink:href="http://www.jpsdomain.org/public/2011_bash_101.odp">http://www.jpsdomain.org/public/2011_bash_101.odp</text:a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genda</text:p>
          </draw:text-box>
        </draw:frame>
        <draw:frame presentation:style-name="pr5" draw:text-style-name="P2" draw:layer="layout" svg:width="25.191cm" svg:height="15.515cm" svg:x="1.269cm" svg:y="3.84cm" presentation:class="outline" presentation:user-transformed="true">
          <draw:text-box>
            <text:list text:style-name="L2">
              <text:list-item>
                <text:p><text:span text:style-name="T2">What is a “shell” and a “shell script?”</text:span></text:p>
              </text:list-item>
              <text:list-item>
                <text:p><text:span text:style-name="T2">Why should I care?</text:span></text:p>
              </text:list-item>
              <text:list-item>
                <text:p><text:span text:style-name="T2">How do I get started?</text:span></text:p>
              </text:list-item>
              <text:list-item>
                <text:p><text:span text:style-name="T2">Prompts, positional parameters &amp; STDIO</text:span></text:p>
              </text:list-item>
              <text:list-item>
                <text:p><text:span text:style-name="T2">Anatomy of 'cdburn'</text:span></text:p>
              </text:list-item>
              <text:list-item>
                <text:p><text:span text:style-name="T2">Programming bash</text:span></text:p>
              </text:list-item>
              <text:list-item>
                <text:p><text:span text:style-name="T2">What did we miss?</text:span></text:p>
              </text:list-item>
              <text:list-item>
                <text:p><text:span text:style-name="T2">What about Windows?</text:span></text:p>
              </text:list-item>
              <text:list-item>
                <text:p><text:span text:style-name="T2">What next?</text:span></text:p>
              </text:list-item>
              <text:list-item>
                <text:p><text:span text:style-name="T2">URLs, Wrap up and Q&amp;A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list text:style-name="L1">
              <text:list-header>
                <text:p>What is a “shell?”</text:p>
              </text:list-header>
            </text:list>
          </draw:text-box>
        </draw:frame>
        <draw:frame presentation:style-name="pr6" draw:layer="layout" svg:width="25.191cm" svg:height="16.037cm" svg:x="1.28cm" svg:y="4.023cm" presentation:class="outline" presentation:user-transformed="true">
          <draw:text-box>
            <text:list text:style-name="L2">
              <text:list-item>
                <text:p>A program that provides an interface to an operating system (which is itself an interface to the hardware)</text:p>
              </text:list-item>
              <text:list-item>
                <text:p>May be CLI or GUI</text:p>
                <text:list>
                  <text:list-item>
                    <text:p>CLI = command line interface</text:p>
                  </text:list-item>
                  <text:list-item>
                    <text:p>GUI = graphical user interface</text:p>
                  </text:list-item>
                </text:list>
              </text:list-item>
              <text:list-item>
                <text:p>May have more than one available</text:p>
                <text:list>
                  <text:list-item>
                    <text:p>Bourne (sh), Bourne Again Shell (bash), Korn (ksh)</text:p>
                  </text:list-item>
                  <text:list-item>
                    <text:p>zsh, fish, csh, tcsh, many, many others</text:p>
                  </text:list-item>
                  <text:list-item>
                    <text:p>CDE, Gnome, KDE, Presentation Manager, Workplace Shell, many, many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list text:style-name="L1">
              <text:list-header>
                <text:p>What is a “shell script?”</text:p>
              </text:list-header>
            </text:list>
          </draw:text-box>
        </draw:frame>
        <draw:frame presentation:style-name="pr7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>Fundamentally just a list of commands to run</text:p>
                <text:list>
                  <text:list-item>
                    <text:p>May use arguments and variables various control logic and arithmetic to figure out what or run when</text:p>
                  </text:list-item>
                  <text:list-item>
                    <text:p>bash is integer only, other shells may not be</text:p>
                  </text:list-item>
                </text:list>
              </text:list-item>
              <text:list-item>
                <text:p>Plain text file</text:p>
              </text:list-item>
              <text:list-item>
                <text:p>Used on CLI only</text:p>
              </text:list-item>
              <text:list-item>
                <text:p>Builds on:</text:p>
                <text:list>
                  <text:list-item>
                    <text:p>The “Unix” tool philosophy</text:p>
                  </text:list-item>
                  <text:list-item>
                    <text:p>The “Unix” everything-is-a-file philoso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Why should I care?</text:p>
          </draw:text-box>
        </draw:frame>
        <draw:frame presentation:style-name="pr8" draw:layer="layout" svg:width="25.191cm" svg:height="15.881cm" svg:x="1.488cm" svg:y="4.052cm" presentation:class="outline" presentation:user-transformed="true">
          <draw:text-box>
            <text:list text:style-name="L2">
              <text:list-item>
                <text:p><text:span text:style-name="T2">You can write new commands!</text:span></text:p>
                <text:list>
                  <text:list-item>
                    <text:p><text:span text:style-name="T3">Save time &amp; effort and make life easier</text:span></text:p>
                  </text:list-item>
                  <text:list-item>
                    <text:p><text:span text:style-name="T3">E.g., if you always type in four commands to accomplish some task, type them once into an editor, add a “shebang” line and comments, save and set execute permissions. <text:s/>You now have a shell script!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2">Automation</text:span></text:p>
                <text:list>
                  <text:list-item>
                    <text:p><text:span text:style-name="T3">cron</text:span></text:p>
                  </text:list-item>
                </text:list>
              </text:list-item>
              <text:list-item>
                <text:p><text:span text:style-name="T2">Consistency &amp; Reliability</text:span></text:p>
              </text:list-item>
              <text:list-item>
                <text:p><text:span text:style-name="T2">(Process) Documentation</text:span></text:p>
              </text:list-item>
              <text:list-item>
                <text:p><text:span text:style-name="T2">One-line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list text:style-name="L1">
              <text:list-header>
                <text:p>How do I get started?</text:p>
              </text:list-header>
            </text:list>
          </draw:text-box>
        </draw:frame>
        <draw:frame presentation:style-name="pr9" draw:layer="layout" svg:width="25.191cm" svg:height="15.972cm" svg:x="1.47cm" svg:y="4.354cm" presentation:class="outline" presentation:user-transformed="true">
          <draw:text-box>
            <text:list text:style-name="L2">
              <text:list-item>
                <text:p>bash 'help' command!</text:p>
                <text:list>
                  <text:list-item>
                    <text:p>'help set' <text:s/>vs. 'man set'</text:p>
                  </text:list-item>
                </text:list>
              </text:list-item>
              <text:list-item>
                <text:p>Fire up an editor</text:p>
              </text:list-item>
              <text:list-item>
                <text:p>Most of a Linux system is run by shell scripts. <text:s/>They are everywhere, find some and read them.</text:p>
                <text:list>
                  <text:list-item>
                    <text:p>Everything in /etc/init.d/</text:p>
                  </text:list-item>
                  <text:list-item>
                    <text:p>for i in /bin/*; do file $i | grep -q 'shell script' &amp;&amp; echo $i; done <text:s text:c="4"/><text:span text:style-name="T4"># You will be surprised!</text:span></text:p>
                  </text:list-item>
                </text:list>
              </text:list-item>
              <text:list-item>
                <text:p>#!/bin/bash -<text:line-break/>echo 'Hello world, my first shell script!'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 Word About Prompts</text:p>
          </draw:text-box>
        </draw:frame>
        <draw:frame presentation:style-name="pr10" draw:layer="layout" svg:width="25.191cm" svg:height="15.436cm" svg:x="1.399cm" svg:y="4.915cm" presentation:class="outline" presentation:user-transformed="true">
          <draw:text-box>
            <text:list text:style-name="L2">
              <text:list-item>
                <text:p><text:span text:style-name="T5"><text:a xlink:href="http://www.tldp.org/HOWTO/Bash-Prompt-HOWTO/index.html">http://www.tldp.org/HOWTO/Bash-Prompt-HOWTO/index.html</text:a></text:span></text:p>
              </text:list-item>
              <text:list-item>
                <text:p><text:span text:style-name="T5">PS1 is the interactive prompt (default '\s-\v\$ ', varies by distro)</text:span></text:p>
                <text:list>
                  <text:list-item>
                    <text:p><text:span text:style-name="T6">PS1='\n[\u@\h:T\l:L$SHLVL:C\!:J\j:\D{%Y-%m-%d_%H:%M:%S_%Z}]\n$PWD\$ '</text:span></text:p>
                  </text:list-item>
                  <text:list-item>
                    <text:p><text:span text:style-name="T6">[user@hostname:T0:L1:C924:J0:2011-02-08_17:42:33_EST]</text:span><text:span text:style-name="T6"><text:line-break/></text:span><text:span text:style-name="T6">/home/user/Documents/Presentations$ </text:span></text:p>
                  </text:list-item>
                </text:list>
              </text:list-item>
              <text:list-item>
                <text:p><text:span text:style-name="T5">PS2 is the continuation prompt (default is '&gt; ' which is OK)</text:span></text:p>
                <text:list>
                  <text:list-item>
                    <text:p><text:span text:style-name="T6">PS2='&gt;'</text:span></text:p>
                  </text:list-item>
                </text:list>
              </text:list-item>
              <text:list-item>
                <text:p><text:span text:style-name="T5">PS3 is the 'select' prompt (default of '#? ' is kinda useless)</text:span></text:p>
                <text:list>
                  <text:list-item>
                    <text:p><text:span text:style-name="T6">PS3=''</text:span></text:p>
                  </text:list-item>
                </text:list>
              </text:list-item>
              <text:list-item>
                <text:p><text:span text:style-name="T5">PS4 is the debug (trace) prompt (default of '+ ' is kinda useless)</text:span></text:p>
                <text:list>
                  <text:list-item>
                    <text:p><text:span text:style-name="T6">PS4='</text:span><text:span text:style-name="T7">+</text:span><text:span text:style-name="T6">xtrace $LINENO: 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1" draw:layer="layout" svg:width="25.191cm" svg:height="3.257cm" svg:x="1.3cm" svg:y="0.125cm" presentation:class="title">
          <draw:text-box>
            <text:p>Positional Parameters</text:p>
          </draw:text-box>
        </draw:frame>
        <draw:frame presentation:style-name="pr11" draw:layer="layout" svg:width="25.191cm" svg:height="15.301cm" svg:x="1.479cm" svg:y="4.384cm" presentation:class="outline" presentation:user-transformed="true">
          <draw:text-box>
            <text:list text:style-name="L2">
              <text:list-item>
                <text:p>“Main” script:</text:p>
              </text:list-item>
            </text:list>
            <text:list text:style-name="L3">
              <text:list-item>
                <text:list>
                  <text:list-item>
                    <text:p><text:s text:c="4"/>$0 <text:s text:c="7"/>$1 <text:s text:c="2"/>$2 <text:s text:c="3"/>$3<text:line-break/>myscript <text:s/>foo <text:s/>bar <text:s/>baz</text:p>
                  </text:list-item>
                </text:list>
              </text:list-item>
            </text:list>
            <text:list text:style-name="L2">
              <text:list-item>
                <text:p>$# = number of parms</text:p>
              </text:list-item>
              <text:list-item>
                <text:p>$* = “$1 $2 $3” <text:s text:c="2"/># a single string of all parms, separated by first character of $IFS</text:p>
              </text:list-item>
              <text:list-item>
                <text:p>“$@” = “$1” “$2” .. “$N” <text:s text:c="2"/># For re-use later</text:p>
              </text:list-item>
              <text:list-item>
                <text:p>Reset inside a function</text:p>
                <text:list>
                  <text:list-item>
                    <text:p>$1 = first arg to function, not script</text:p>
                  </text:list-item>
                  <text:list-item>
                    <text:p>But use $FUNCNAME instead of $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1" draw:layer="layout" svg:width="25.191cm" svg:height="3.257cm" svg:x="1.3cm" svg:y="0.125cm" presentation:class="title">
          <draw:text-box>
            <text:p>Standard Input, Output &amp; Error</text:p>
          </draw:text-box>
        </draw:frame>
        <draw:frame presentation:style-name="pr11" draw:layer="layout" svg:width="25.191cm" svg:height="15.997cm" svg:x="1.479cm" svg:y="4.067cm" presentation:class="outline" presentation:user-transformed="true">
          <draw:text-box>
            <text:list text:style-name="L2">
              <text:list-item>
                <text:p><text:a xlink:href="http://en.wikipedia.org/wiki/Standard_streams">http://en.wikipedia.org/wiki/Standard_streams</text:a></text:p>
              </text:list-item>
              <text:list-item>
                <text:p>STDIN = standard input, usually from the keyboard or another program via a pipeline or redirection</text:p>
              </text:list-item>
              <text:list-item>
                <text:p>STDOUT = standard output, to terminal, pipeline or redirection</text:p>
                <text:list>
                  <text:list-item>
                    <text:p>echo 'Hello World!'</text:p>
                  </text:list-item>
                </text:list>
              </text:list-item>
              <text:list-item>
                <text:p>STDERR = standard error, to terminal, pipeline or redirection but allows errors to be seen even if STDOUT is piped or redirected</text:p>
                <text:list>
                  <text:list-item>
                    <text:p>echo 'World Hello!' &gt;&amp;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1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natomy 1</text:p>
          </draw:text-box>
        </draw:frame>
        <draw:frame presentation:style-name="pr13" draw:layer="layout" svg:width="25.191cm" svg:height="14.931cm" svg:x="1.399cm" svg:y="4.915cm" presentation:class="outline" presentation:user-transformed="true">
          <draw:text-box>
            <text:list text:style-name="L2">
              <text:list-item>
                <text:p>“Shebang” line → <text:span text:style-name="T8">/bin/sh -ne /bin/bash</text:span><text:line-break/><text:tab/>#!/bin/sh -<text:line-break/><text:tab/>#!/bin/bash -<text:line-break/><text:tab/>#!/usr/bin/env bash</text:p>
              </text:list-item>
              <text:list-item>
                <text:p>Comment line<text:line-break/><text:tab/><text:span text:style-name="T4"># name--description</text:span><text:line-break/><text:tab/># cdburn--Trivially burn ISO images to disc</text:p>
              </text:list-item>
              <text:list-item>
                <text:p>Version control line (optional, depends)<text:line-break/><text:tab/># $Id$<text:line-break/><text:tab/>VERSION='$Version: 1.1 $' <text:s/># CVS/SVN<text:line-break/><text:tab/># VERSION='ver 1.2.3' <text:s text:c="8"/># Hard-co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natomy 2: Usage</text:p>
          </draw:text-box>
        </draw:frame>
        <draw:frame presentation:style-name="pr14" draw:layer="layout" svg:width="25.191cm" svg:height="13.899cm" svg:x="1.399cm" svg:y="4.915cm" presentation:class="outline" presentation:user-transformed="true">
          <draw:text-box>
            <text:list text:style-name="L3">
              <text:list-item>
                <text:p>if [ "$1" = "-h" -o "$1" = "--help" -o -z "$1" ]; then</text:p>
              </text:list-item>
              <text:list-item>
                <text:p><text:span text:style-name="T4"><text:s text:c="4"/></text:span><text:span text:style-name="T4">cat &lt;&lt;</text:span><text:span text:style-name="T9">-</text:span><text:span text:style-name="T4">EoU</text:span></text:p>
              </text:list-item>
              <text:list-item>
                <text:p><text:span text:style-name="T4"><text:s text:c="8"/></text:span><text:span text:style-name="T4">$0 $VERSION</text:span><text:span text:style-name="T4"><text:line-break/></text:span><text:span text:style-name="T4"> <text:s text:c="7"/>Trivially burn ISO images to disc</text:span><text:span text:style-name="T4"><text:line-break/></text:span><text:span text:style-name="T4"> <text:s text:c="7"/>Usage: $0 &lt;/path/to/iso&gt;</text:span><text:span text:style-name="T4"><text:line-break/></text:span><text:span text:style-name="T4"> <text:s text:c="7"/>e.g. </text:span><text:span text:style-name="T9">$0</text:span><text:span text:style-name="T4"> /home/jp/CD-image/image.iso</text:span></text:p>
              </text:list-item>
              <text:list-item>
                <text:p><text:span text:style-name="T4"><text:s text:c="4"/></text:span><text:span text:style-name="T4">EoU</text:span></text:p>
              </text:list-item>
              <text:list-item>
                <text:p><text:s text:c="4"/><text:span text:style-name="T8">exit 1 <text:s text:c="5"/># or 'exit 0'?</text:span></text:p>
              </text:list-item>
              <text:list-item>
                <text:p>fi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natomy 3: Sanity Checks</text:p>
          </draw:text-box>
        </draw:frame>
        <draw:frame presentation:style-name="pr15" draw:layer="layout" svg:width="25.191cm" svg:height="16.273cm" svg:x="1.269cm" svg:y="3.811cm" presentation:class="outline" presentation:user-transformed="true">
          <draw:text-box>
            <text:list text:style-name="L3">
              <text:list-item>
                <text:p><text:span text:style-name="T5">speed='' <text:s text:c="11"/># Use burner default</text:span></text:p>
              </text:list-item>
              <text:list-item>
                <text:p><text:span text:style-name="T5"># Make sure we have a burner</text:span></text:p>
              </text:list-item>
              <text:list-item>
                <text:p><text:span text:style-name="T5">if <text:s text:c="2"/>[ -x /usr/bin/wodim ]; then</text:span></text:p>
              </text:list-item>
              <text:list-item>
                <text:p><text:span text:style-name="T5"><text:s text:c="4"/></text:span><text:span text:style-name="T5"># Debian, Ubuntu</text:span><text:span text:style-name="T5"><text:line-break/></text:span><text:span text:style-name="T5"> <text:s text:c="3"/>CDBURNER='/usr/bin/wodim'</text:span></text:p>
              </text:list-item>
              <text:list-item>
                <text:p><text:span text:style-name="T5">elif [ -x /usr/bin/cdrecord ]; then</text:span></text:p>
              </text:list-item>
              <text:list-item>
                <text:p><text:span text:style-name="T5"><text:s text:c="4"/></text:span><text:span text:style-name="T5"># CentOS, etc.</text:span><text:span text:style-name="T5"><text:line-break/></text:span><text:span text:style-name="T5"> <text:s text:c="3"/>CDBURNER='/usr/bin/cdrecord'</text:span></text:p>
              </text:list-item>
              <text:list-item>
                <text:p><text:span text:style-name="T5">else</text:span></text:p>
              </text:list-item>
              <text:list-item>
                <text:p><text:span text:style-name="T5"><text:s text:c="4"/></text:span><text:span text:style-name="T5">echo "FATAL: Can't find wodim or cdrecord! <text:s/>Is either installed?"</text:span><text:span text:style-name="T5"><text:line-break/></text:span><text:span text:style-name="T5"> <text:s text:c="3"/>exit 1</text:span></text:p>
              </text:list-item>
              <text:list-item>
                <text:p><text:span text:style-name="T5">fi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Anatomy 4: guts</text:p>
          </draw:text-box>
        </draw:frame>
        <draw:frame presentation:style-name="pr16" draw:layer="layout" svg:width="25.191cm" svg:height="14.165cm" svg:x="1.47cm" svg:y="4.16cm" presentation:class="outline" presentation:user-transformed="true">
          <draw:text-box>
            <text:list text:style-name="L3">
              <text:list-item>
                <text:p>ISO="$1"</text:p>
              </text:list-item>
              <text:list-item>
                <text:p>[ -r "$ISO" ] || {<text:line-break/> <text:s text:c="3"/>echo <text:span text:style-name="T8">"</text:span>FATAL: ISO <text:span text:style-name="T8">'</text:span>$ISO<text:span text:style-name="T8">'</text:span> not found or not readable!<text:span text:style-name="T8">"</text:span><text:line-break/> <text:s text:c="3"/>exit 2<text:line-break/>}</text:p>
              </text:list-item>
              <text:list-item>
                <text:p>PS4='' <text:s text:c="2"/># That is ' and ', not "<text:line-break/>set -x <text:s text:c="3"/># “debug”; will display cmd then run it</text:p>
              </text:list-item>
              <text:list-item>
                <text:p>$CDBURNER -v -eject -dao $speed padsize=63s -pad "$ISO"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Notice...</text:p>
          </draw:text-box>
        </draw:frame>
        <draw:frame presentation:style-name="pr17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The code (“guts”) that actually does the work is usually only a tiny amount of code.</text:p>
              </text:list-item>
              <text:list-item>
                <text:p>70-95% of the code is usually the “user interface:”</text:p>
                <text:list>
                  <text:list-item>
                    <text:p>Prevent mistakes</text:p>
                  </text:list-item>
                  <text:list-item>
                    <text:p>Give useful feedback</text:p>
                  </text:list-item>
                </text:list>
              </text:list-item>
              <text:list-item>
                <text:p>Code for GUI's (Graphical User Interfaces) is even worse; it's larger and almost all of the code is “interface” with only a tiny bit being gu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“Programming” bash</text:p>
          </draw:text-box>
        </draw:frame>
        <draw:frame presentation:style-name="pr18" draw:layer="layout" svg:width="25.191cm" svg:height="15.369cm" svg:x="1.269cm" svg:y="3.811cm" presentation:class="outline" presentation:user-transformed="true">
          <draw:text-box>
            <text:list text:style-name="L2">
              <text:list-item>
                <text:p><text:span text:style-name="T10">programming language</text:span></text:p>
              </text:list-item>
              <text:list-item>
                <text:p><text:span text:style-name="T10">basic operation is invocation = you run stuff</text:span></text:p>
              </text:list-item>
              <text:list-item>
                <text:p><text:span text:style-name="T10">variables</text:span></text:p>
                <text:list>
                  <text:list-item>
                    <text:p><text:span text:style-name="T10">integers</text:span></text:p>
                  </text:list-item>
                  <text:list-item>
                    <text:p><text:span text:style-name="T10">strings</text:span></text:p>
                  </text:list-item>
                  <text:list-item>
                    <text:p><text:span text:style-name="T10">arrays</text:span></text:p>
                  </text:list-item>
                </text:list>
              </text:list-item>
              <text:list-item>
                <text:p><text:span text:style-name="T10">control structures</text:span></text:p>
                <text:list>
                  <text:list-item>
                    <text:p><text:span text:style-name="T10">Branching / conditionals</text:span></text:p>
                  </text:list-item>
                  <text:list-item>
                    <text:p><text:span text:style-name="T10">loo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debugging</text:p>
          </draw:text-box>
        </draw:frame>
        <draw:frame presentation:style-name="pr11" draw:layer="layout" svg:width="25.191cm" svg:height="14.801cm" svg:x="1.399cm" svg:y="4.915cm" presentation:class="outline" presentation:user-transformed="true">
          <draw:text-box>
            <text:list text:style-name="L2">
              <text:list-item>
                <text:p>PS4='+xtrace $LINENO: '</text:p>
                <text:list>
                  <text:list-item>
                    <text:p>First character is duplicated to show nesting level, that's why I have '+' there</text:p>
                  </text:list-item>
                  <text:list-item>
                    <text:p>$LINENO should be in the default PS4 prompt!<text:line-break/></text:p>
                  </text:list-item>
                </text:list>
              </text:list-item>
              <text:list-item>
                <text:p>bash -n path/to/script <text:s text:c="3"/># gross syntax check</text:p>
              </text:list-item>
              <text:list-item>
                <text:p>bash -x path/to/script <text:s text:c="3"/># debug<text:line-break/></text:p>
              </text:list-item>
              <text:list-item>
                <text:p>set -x &amp; set +x <text:s text:c="4"/># debug on / off</text:p>
              </text:list-item>
              <text:list-item>
                <text:p>set -v &amp; set +v <text:s text:c="4"/># verbose on / o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Quotes</text:p>
          </draw:text-box>
        </draw:frame>
        <draw:frame presentation:style-name="pr19" draw:layer="layout" svg:width="25.191cm" svg:height="14.675cm" svg:x="1.399cm" svg:y="4.915cm" presentation:class="outline" presentation:user-transformed="true">
          <draw:text-box>
            <text:list text:style-name="L2">
              <text:list-item>
                <text:p><text:span text:style-name="T2">The shell re-writes the line</text:span></text:p>
              </text:list-item>
              <text:list-item>
                <text:p><text:span text:style-name="T2">White space is a delimiter!</text:span></text:p>
              </text:list-item>
              <text:list-item>
                <text:p><text:span text:style-name="T2">Quoting</text:span></text:p>
                <text:list>
                  <text:list-item>
                    <text:p><text:span text:style-name="T3">Use ' ' unless you are interpolating $variables, then use " "</text:span></text:p>
                  </text:list-item>
                  <text:list-item>
                    <text:p><text:span text:style-name="T3">echo 'foo'</text:span></text:p>
                  </text:list-item>
                  <text:list-item>
                    <text:p><text:span text:style-name="T3">echo "$foo"</text:span></text:p>
                  </text:list-item>
                  <text:list-item>
                    <text:p><text:span text:style-name="T3">grep 'foo' /path/to/file</text:span></text:p>
                  </text:list-item>
                  <text:list-item>
                    <text:p><text:span text:style-name="T3">grep "$regex" /path/to/file</text:span></text:p>
                  </text:list-item>
                </text:list>
              </text:list-item>
              <text:list-item>
                <text:p><text:span text:style-name="T2">Except when it's not. <text:s/>Can make your head hurt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Variables</text:p>
          </draw:text-box>
        </draw:frame>
        <draw:frame presentation:style-name="pr20" draw:layer="layout" svg:width="25.191cm" svg:height="15.927cm" svg:x="1.429cm" svg:y="3.934cm" presentation:class="outline" presentation:user-transformed="true">
          <draw:text-box>
            <text:list text:style-name="L2">
              <text:list-item>
                <text:p>USE GOOD NAMES!!!</text:p>
              </text:list-item>
              <text:list-item>
                <text:p>No $ or spaces around = when assigning:<text:line-break/><text:tab/>foo='bar'<text:line-break/><text:tab/>foo="bar$baz"</text:p>
              </text:list-item>
              <text:list-item>
                <text:p>$ when referencing value:<text:line-break/><text:tab/>echo "$foo"</text:p>
              </text:list-item>
              <text:list-item>
                <text:p>Append:<text:line-break/><text:tab/>foo="$foo bar"</text:p>
              </text:list-item>
              <text:list-item>
                <text:p>Needs ${} if variable followed by [a-zA-Z_0-9]<text:line-break/><text:tab/>foo="foo $bar baz" <text:s text:c="3"/># OK<text:line-break/><text:tab/>foo="foo<text:span text:style-name="T8">${bar}</text:span>baz" <text:s text:c="3"/># $bar needs ${}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Command Substitution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Old way (backticks):<text:line-break/><text:tab/>` `</text:p>
              </text:list-item>
              <text:list-item>
                <text:p>New way, easier to read and nest:<text:line-break/><text:tab/>$( )</text:p>
              </text:list-item>
              <text:list-item>
                <text:p>Example:<text:line-break/><text:tab/>lines_in_file=$(wc -l $file | awk '{print $1}')<text:line-break/></text:p>
              </text:list-item>
              <text:list-item>
                <text:p>The effect is to pull outside data into your script, which is terribly usefu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I/O Redirection</text:p>
          </draw:text-box>
        </draw:frame>
        <draw:frame presentation:style-name="pr21" draw:layer="layout" svg:width="25.191cm" svg:height="14.517cm" svg:x="1.399cm" svg:y="4.915cm" presentation:class="outline" presentation:user-transformed="true">
          <draw:text-box>
            <text:list text:style-name="L2">
              <text:list-item>
                <text:p>command &gt; output<text:line-break/><text:tab/>ls &gt; <text:s text:c="2"/>mydir.txt <text:s text:c="5"/># create or truncate<text:line-break/><text:tab/>ls &gt;&gt; mydir.txt <text:s text:c="5"/># create or append</text:p>
              </text:list-item>
              <text:list-item>
                <text:p>command &lt; input<text:line-break/><text:tab/>wc &lt; mydata</text:p>
              </text:list-item>
              <text:list-item>
                <text:p>command1 | command2 <text:s text:c="4"/># AKA pipeline<text:line-break/><text:tab/>ls | wc -l</text:p>
              </text:list-item>
              <text:list-item>
                <text:p text:style-name="P4"><text:span text:style-name="T11">cmd &gt; outfile 2&gt; errfile</text:span></text:p>
              </text:list-item>
              <text:list-item>
                <text:p text:style-name="P4"><text:span text:style-name="T11">cmd &gt; logfile 2&gt;&amp;1 <text:s/># or just &gt;&amp;</text:span></text:p>
              </text:list-item>
              <text:list-item>
                <text:p text:style-name="P4"><text:span text:style-name="T11">cmd 2&gt;&amp;1 | next comman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If .. then .. else .. fi</text:p>
          </draw:text-box>
        </draw:frame>
        <draw:frame presentation:style-name="pr22" draw:layer="layout" svg:width="25.191cm" svg:height="16.286cm" svg:x="1.269cm" svg:y="3.811cm" presentation:class="outline" presentation:user-transformed="true">
          <draw:text-box>
            <text:list text:style-name="L2">
              <text:list-item>
                <text:p><text:span text:style-name="T2">if [ "$1" = "-h" -o "$1" = "--help" -o -z "$1" ]; then</text:span><text:span text:style-name="T2"><text:line-break/></text:span><text:span text:style-name="T2"> <text:s text:c="3"/></text:span><text:span text:style-name="T3">stuff</text:span><text:span text:style-name="T3"><text:line-break/></text:span><text:span text:style-name="T12">elif </text:span><text:span text:style-name="T13">grep -q "$pattern" "$file"</text:span><text:span text:style-name="T12">; then</text:span><text:span text:style-name="T12"><text:line-break/></text:span><text:span text:style-name="T12"> <text:s text:c="3"/></text:span><text:span text:style-name="T13">stuff</text:span><text:span text:style-name="T13"><text:line-break/></text:span><text:span text:style-name="T12">else</text:span><text:span text:style-name="T12"><text:line-break/></text:span><text:span text:style-name="T12"> <text:s text:c="3"/></text:span><text:span text:style-name="T13">stuff</text:span><text:span text:style-name="T13"><text:line-break/></text:span><text:span text:style-name="T2">fi</text:span></text:p>
              </text:list-item>
              <text:list-item>
                <text:p><text:span text:style-name="T3">grep -q "$pattern" "$file" &amp;&amp; {</text:span><text:span text:style-name="T3"><text:line-break/></text:span><text:span text:style-name="T3"> <text:s text:c="3"/>echo "Found '$pattern' in '$file'!"</text:span><text:span text:style-name="T3"><text:line-break/></text:span><text:span text:style-name="T3"> <text:s text:c="3"/>exit 0</text:span><text:span text:style-name="T3"><text:line-break/></text:span><text:span text:style-name="T3">} || {</text:span><text:span text:style-name="T3"><text:line-break/></text:span><text:span text:style-name="T3"> <text:s text:c="3"/>echo "Did not find '$pattern' in '$file'!"</text:span><text:span text:style-name="T3"><text:line-break/></text:span><text:span text:style-name="T3"> <text:s text:c="3"/>exit 1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for .. do .. done</text:p>
          </draw:text-box>
        </draw:frame>
        <draw:frame presentation:style-name="pr23" draw:layer="layout" svg:width="25.191cm" svg:height="15.721cm" svg:x="1.269cm" svg:y="3.811cm" presentation:class="outline" presentation:user-transformed="true">
          <draw:text-box>
            <text:list text:style-name="L2">
              <text:list-item>
                <text:p>Execute commands for each member in a list</text:p>
                <text:list>
                  <text:list-item>
                    <text:p>for i in /bin/*; do file $i | grep -q 'shell script' &amp;&amp; echo $i; done</text:p>
                  </text:list-item>
                  <text:list-item>
                    <text:p>for i in /bin/*; do<text:line-break/> <text:s text:c="3"/>file $i | grep -q 'shell script' &amp;&amp; echo $i<text:line-break/>done<text:line-break/></text:p>
                  </text:list-item>
                  <text:list-item>
                    <text:p><text:span text:style-name="T3">for octet in $(seq 1 10); do host 192.168.1.$octet; done | grep -v 'NXDOMAIN)$'</text:span></text:p>
                  </text:list-item>
                  <text:list-item>
                    <text:p><text:span text:style-name="T3">for partition in 1 2 3; do mdadm --add /dev/md$partition /dev/sda$partition; done</text:span></text:p>
                  </text:list-item>
                  <text:list-item>
                    <text:p><text:span text:style-name="T3">for file in *.JPG; do </text:span><text:span text:style-name="T14">echo</text:span><text:span text:style-name="T3"> mv $file ${file/JPG/jpg}; </text:span>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case .. esac</text:p>
          </draw:text-box>
        </draw:frame>
        <draw:frame presentation:style-name="pr24" draw:layer="layout" svg:width="25.191cm" svg:height="14.976cm" svg:x="1.399cm" svg:y="4.915cm" presentation:class="outline" presentation:user-transformed="true">
          <draw:text-box>
            <text:list text:style-name="L2">
              <text:list-item>
                <text:p>“Execute commands based on pattern matching”</text:p>
              </text:list-item>
            </text:list>
            <text:list text:style-name="L3">
              <text:list-item>
                <text:p>case "$HOSTNAME" in</text:p>
                <text:list>
                  <text:list-item>
                    <text:p>drake* ) speed='speed=24' <text:span text:style-name="T8">;;</text:span> <text:span text:style-name="T15"># GCC-4244N, Write: 24x CD-R, Rewrite: 24x CDRW, Read: 8x DVD ROM, 24x CDROM</text:span></text:p>
                  </text:list-item>
                  <text:list-item>
                    <text:p>ringo* ) speed='speed=48' <text:span text:style-name="T8">;;</text:span> <text:span text:style-name="T15"># Man.Part# : G9P3H / Dell Part# : 318-0037</text:span></text:p>
                  </text:list-item>
                  <text:list-item>
                    <text:p>* ) <text:s text:c="5"/>speed='speed=4' <text:s/><text:span text:style-name="T8">;;</text:span> <text:span text:style-name="T15"># Ancient default, but it worked</text:span></text:p>
                  </text:list-item>
                </text:list>
              </text:list-item>
              <text:list-item>
                <text:p>esac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select .. done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Sort-of trivially create a user menu</text:p>
                <text:list>
                  <text:list-item>
                    <text:p>“Sort-of” because you need to get your logic right</text:p>
                  </text:list-item>
                  <text:list-item>
                    <text:p>Trivial example without any error or other checking or an “exit” option:<text:line-break/></text:p>
                  </text:list-item>
                </text:list>
              </text:list-item>
            </text:list>
            <text:list text:style-name="L4">
              <text:list-item>
                <text:p><text:span text:style-name="T3"><text:s text:c="4"/></text:span><text:span text:style-name="T3">PS3='Choose a file: '</text:span></text:p>
              </text:list-item>
              <text:list-item>
                <text:p><text:span text:style-name="T3"><text:s text:c="4"/></text:span><text:span text:style-name="T3">select file in $dir/*; do</text:span></text:p>
              </text:list-item>
              <text:list-item>
                <text:p><text:span text:style-name="T3"><text:s text:c="8"/></text:span><text:span text:style-name="T3">echo "$file" &amp;&amp; break</text:span></text:p>
              </text:list-item>
              <text:list-item>
                <text:p><text:span text:style-name="T3"><text:s text:c="4"/></text:span><text:span text:style-name="T3">don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docs</text:p>
          </draw:text-box>
        </draw:frame>
        <draw:frame presentation:style-name="pr25" draw:layer="layout" svg:width="25.191cm" svg:height="16.12cm" svg:x="1.269cm" svg:y="3.811cm" presentation:class="outline" presentation:user-transformed="true">
          <draw:text-box>
            <text:list text:style-name="L2">
              <text:list-item>
                <text:p><text:span text:style-name="T3">“</text:span><text:span text:style-name="T3">here-document”</text:span></text:p>
                <text:list>
                  <text:list-item>
                    <text:p><text:span text:style-name="T5">Must use TAB, not space to indent when using '&lt;&lt;-'!!!</text:span></text:p>
                  </text:list-item>
                  <text:list-item>
                    <text:p><text:span text:style-name="T5">cat &lt;&lt;EoF</text:span><text:span text:style-name="T5"><text:tab/></text:span><text:span text:style-name="T5"><text:tab/></text:span><text:span text:style-name="T5">cat &lt;&lt;-EoF</text:span></text:p>
                  </text:list-item>
                  <text:list-item>
                    <text:p><text:span text:style-name="T5">cat &lt;&lt;'EoF'</text:span><text:span text:style-name="T5"><text:tab/></text:span><text:span text:style-name="T5"><text:tab/></text:span><text:span text:style-name="T5">cat &lt;&lt;-'EoF'</text:span></text:p>
                  </text:list-item>
                </text:list>
              </text:list-item>
              <text:list-item>
                <text:p><text:span text:style-name="T3">Comments</text:span></text:p>
                <text:list>
                  <text:list-item>
                    <text:p><text:span text:style-name="T5">May be stand-alone or in-line after code</text:span></text:p>
                    <text:list>
                      <text:list-item>
                        <text:p><text:span text:style-name="T5"># Stand-alone comment</text:span></text:p>
                      </text:list-item>
                      <text:list-item>
                        <text:p><text:span text:style-name="T5">ls -la /root <text:s/># Long list including hidden files of /roo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-line POD (Perl's Plain Old Documentation)</text:span></text:p>
                <text:list>
                  <text:list-item>
                    <text:p><text:span text:style-name="T5">pod2html, pod2latex, pod2man, pod2text, pod2usage</text:span></text:p>
                  </text:list-item>
                  <text:list-item>
                    <text:p><text:span text:style-name="T5">Use a NoOp + here-document</text:span></text:p>
                    <text:list>
                      <text:list-item>
                        <text:p><text:span text:style-name="T16">: &lt;&lt;'POD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functions</text:p>
          </draw:text-box>
        </draw:frame>
        <draw:frame presentation:style-name="pr26" draw:layer="layout" svg:width="25.191cm" svg:height="15.85cm" svg:x="1.399cm" svg:y="4.915cm" presentation:class="outline" presentation:user-transformed="true">
          <draw:text-box>
            <text:list text:style-name="L2">
              <text:list-item>
                <text:p>There's a bunch of ways to declare them, I like:</text:p>
                <text:list>
                  <text:list-item>
                    <text:p>function foo {<text:line-break/> <text:s text:c="4"/>&lt;code goes here&gt;<text:line-break/>}</text:p>
                  </text:list-item>
                </text:list>
              </text:list-item>
              <text:list-item>
                <text:p>$1, $2 .. $N get reset inside the function</text:p>
                <text:list>
                  <text:list-item>
                    <text:p>Use $FUNCNAME instead of $0</text:p>
                  </text:list-item>
                  <text:list-item>
                    <text:p>Can also use 'local' keyword for scope</text:p>
                  </text:list-item>
                </text:list>
              </text:list-item>
              <text:list-item>
                <text:p>CAN'T pass values back out like you'd expect!!!</text:p>
                <text:list>
                  <text:list-item>
                    <text:p>Either set GLOBAL variables</text:p>
                    <text:list>
                      <text:list-item>
                        <text:p>Except watch out for subshells (including '|')!!!</text:p>
                      </text:list-item>
                    </text:list>
                  </text:list-item>
                  <text:list-item>
                    <text:p>OR output results and call function in a $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Human" presentation:presentation-page-layout-name="AL2T1">
        <office:forms form:automatic-focus="false" form:apply-design-mode="false"/>
        <draw:frame presentation:style-name="pr1" draw:layer="layout" svg:width="25.191cm" svg:height="3.257cm" svg:x="1.3cm" svg:y="0.126cm" presentation:class="title" presentation:user-transformed="true">
          <draw:text-box>
            <text:p><text:span text:style-name="T3">Function _</text:span><text:span text:style-name="T17">choose</text:span><text:span text:style-name="T18">_</text:span><text:span text:style-name="T3">file</text:span></text:p>
          </draw:text-box>
        </draw:frame>
        <draw:frame presentation:style-name="pr27" draw:layer="layout" svg:width="25.191cm" svg:height="14.755cm" svg:x="1.399cm" svg:y="4.915cm" presentation:class="outline" presentation:user-transformed="true">
          <draw:text-box>
            <text:list text:style-name="L3">
              <text:list-item>
                <text:p><text:span text:style-name="T3">#++++++++++++++++++++++++++++++++++++++++</text:span></text:p>
              </text:list-item>
              <text:list-item>
                <text:p><text:span text:style-name="T3"># “Return” the file name chosen (not for production use)</text:span></text:p>
              </text:list-item>
              <text:list-item>
                <text:p><text:span text:style-name="T3"># Called like: <text:s/>file=$(_choose_file &lt;dir&gt;)</text:span></text:p>
              </text:list-item>
              <text:list-item>
                <text:p><text:span text:style-name="T3">function _choose_file {</text:span></text:p>
              </text:list-item>
              <text:list-item>
                <text:p><text:span text:style-name="T3"><text:s text:c="4"/></text:span><text:span text:style-name="T3">local dir="$1"</text:span></text:p>
              </text:list-item>
              <text:list-item>
                <text:p><text:span text:style-name="T3"><text:s text:c="4"/></text:span><text:span text:style-name="T3">PS3='Choose a file: '</text:span></text:p>
              </text:list-item>
              <text:list-item>
                <text:p><text:span text:style-name="T3"><text:s text:c="4"/></text:span><text:span text:style-name="T3">select file in $dir/*; do</text:span></text:p>
              </text:list-item>
              <text:list-item>
                <text:p><text:span text:style-name="T3"><text:s text:c="8"/></text:span><text:span text:style-name="T3">echo "$file" &amp;&amp; break</text:span></text:p>
              </text:list-item>
              <text:list-item>
                <text:p><text:span text:style-name="T3"><text:s text:c="4"/></text:span><text:span text:style-name="T3">done</text:span></text:p>
              </text:list-item>
              <text:list-item>
                <text:p><text:span text:style-name="T3">} # end of function _choose_fi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Revision Control</text:p>
          </draw:text-box>
        </draw:frame>
        <draw:frame presentation:style-name="pr28" draw:layer="layout" svg:width="25.191cm" svg:height="15.01cm" svg:x="1.399cm" svg:y="4.915cm" presentation:class="outline" presentation:user-transformed="true">
          <draw:text-box>
            <text:list text:style-name="L2">
              <text:list-item>
                <text:p>Out of scope here, except that you want some.</text:p>
              </text:list-item>
              <text:list-item>
                <text:p>Lots of resources out there.</text:p>
                <text:list>
                  <text:list-item>
                    <text:p>http://www.jpsdomain.org/public/PANTUG_2007-06-13_appd=Revision_Control=JP.pdf</text:p>
                  </text:list-item>
                </text:list>
              </text:list-item>
              <text:list-item>
                <text:p>Trivial case:</text:p>
                <text:list>
                  <text:list-item>
                    <text:p>aptitude install bzr</text:p>
                  </text:list-item>
                  <text:list-item>
                    <text:p>cd /path/to/scripts</text:p>
                  </text:list-item>
                  <text:list-item>
                    <text:p>bzr init</text:p>
                  </text:list-item>
                  <text:list-item>
                    <text:p>bzr add *</text:p>
                  </text:list-item>
                  <text:list-item>
                    <text:p>bzr 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8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What did we miss?</text:p>
          </draw:text-box>
        </draw:frame>
        <draw:frame presentation:style-name="pr29" draw:layer="layout" svg:width="25.191cm" svg:height="15.47cm" svg:x="1.47cm" svg:y="4.22cm" presentation:class="outline" presentation:user-transformed="true">
          <draw:text-box>
            <text:list text:style-name="L2">
              <text:list-item>
                <text:p>Well, almost everything, entire books have been written, 1 hour isn't going to cover it.<text:line-break/></text:p>
              </text:list-item>
              <text:list-item>
                <text:p>for (( expr1 ; expr2 ; expr3 )) ; do list; done</text:p>
              </text:list-item>
              <text:list-item>
                <text:p>while list; do list; done</text:p>
              </text:list-item>
              <text:list-item>
                <text:p>until list; do list; done</text:p>
              </text:list-item>
              <text:list-item>
                <text:p>Pattern Matching:</text:p>
                <text:list>
                  <text:list-item>
                    <text:p>${variable#pattern} <text:s text:c="11"/>${variable##pattern}</text:p>
                  </text:list-item>
                  <text:list-item>
                    <text:p>${variable%pattern} <text:s text:c="10"/>${variable%%pattern}</text:p>
                  </text:list-item>
                  <text:list-item>
                    <text:p>${variable/pattern/string} <text:s text:c="2"/>${variable//pattern/string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9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Human" presentation:presentation-page-layout-name="AL2T1">
        <office:forms form:automatic-focus="false" form:apply-design-mode="false"/>
        <draw:frame presentation:style-name="pr1" draw:layer="layout" svg:width="25.191cm" svg:height="3.257cm" svg:x="1.3cm" svg:y="0.126cm" presentation:class="title" presentation:user-transformed="true">
          <draw:text-box>
            <text:p>What else did we miss?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2">
              <text:list-item>
                <text:p>String Operations:</text:p>
                <text:list>
                  <text:list-item>
                    <text:p>${variable:-word}<text:tab/><text:tab/># Return a default value</text:p>
                  </text:list-item>
                  <text:list-item>
                    <text:p>${variable:=word}<text:tab/># Set a default value</text:p>
                  </text:list-item>
                  <text:list-item>
                    <text:p>${variable:?word}<text:tab/># Catch undefined vars</text:p>
                  </text:list-item>
                  <text:list-item>
                    <text:p>${variable:+word}<text:tab/># Test existence</text:p>
                  </text:list-item>
                  <text:list-item>
                    <text:p>${variable:offset:length}<text:tab/># Substrings<text:line-break/></text:p>
                  </text:list-item>
                </text:list>
              </text:list-item>
              <text:list-item>
                <text:p>Aliases (&amp; \unalias)</text:p>
              </text:list-item>
              <text:list-item>
                <text:p>Lots, lots, lots more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0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What about Windows?</text:p>
          </draw:text-box>
        </draw:frame>
        <draw:frame presentation:style-name="pr30" draw:layer="layout" svg:width="25.191cm" svg:height="15.44cm" svg:x="1.399cm" svg:y="4.915cm" presentation:class="outline" presentation:user-transformed="true">
          <draw:text-box>
            <text:list text:style-name="L2">
              <text:list-item>
                <text:p><text:span text:style-name="T2">bash comes on a Mac, but not on Windows.</text:span></text:p>
              </text:list-item>
              <text:list-item>
                <text:p><text:span text:style-name="T2">Windows 'cmd.exe' is actually much more powerful than most people realize, but it still pales in comparison to any decent Unix/Linux shell.</text:span></text:p>
                <text:list>
                  <text:list-item>
                    <text:p><text:span text:style-name="T2"><text:a xlink:href="http://www.jpsdomain.org/windows/winshell.html">http://www.jpsdomain.org/windows/winshell.html</text:a></text:span></text:p>
                  </text:list-item>
                </text:list>
              </text:list-item>
              <text:list-item>
                <text:p><text:span text:style-name="T2">Use Cygwin: </text:span><text:span text:style-name="T2"><text:a xlink:href="http://www.cygwin.com/">http://www.cygwin.com/</text:a></text:span></text:p>
              </text:list-item>
              <text:list-item>
                <text:p><text:span text:style-name="T2">Use the UnxUtils: </text:span><text:span text:style-name="T2"><text:a xlink:href="http://unxutils.sourceforge.net/">http://unxutils.sourceforge.net/</text:a></text:span></text:p>
              </text:list-item>
              <text:list-item>
                <text:p><text:span text:style-name="T2">Use the GNU Win32 ports: </text:span><text:span text:style-name="T2"><text:a xlink:href="http://sourceforge.net/projects/gnuwin32/">http://sourceforge.net/projects/gnuwin32/</text:a></text:span></text:p>
              </text:list-item>
              <text:list-item>
                <text:p><text:span text:style-name="T2">Use Perl, Python or some other tool</text:span></text:p>
                <text:list>
                  <text:list-item>
                    <text:p><text:span text:style-name="T3"><text:a xlink:href="http://www.activestate.com/solutions/perl/">http://www.activestate.com/solutions/perl/</text:a></text:span><text:span text:style-name="T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1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Human" presentation:presentation-page-layout-name="AL2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What next?</text:p>
          </draw:text-box>
        </draw:frame>
        <draw:frame presentation:style-name="pr11" draw:layer="layout" svg:width="25.191cm" svg:height="14.928cm" svg:x="1.47cm" svg:y="3.814cm" presentation:class="outline" presentation:user-transformed="true">
          <draw:text-box>
            <text:list text:style-name="L2">
              <text:list-item>
                <text:p><text:span text:style-name="T3">Books</text:span></text:p>
                <text:list>
                  <text:list-item>
                    <text:p><text:span text:style-name="T19">Learning the bash Shell</text:span></text:p>
                  </text:list-item>
                  <text:list-item>
                    <text:p><text:span text:style-name="T19">Bash Cookbook</text:span></text:p>
                  </text:list-item>
                  <text:list-item>
                    <text:p><text:span text:style-name="T19">Classic Shell Scripting</text:span></text:p>
                  </text:list-item>
                </text:list>
              </text:list-item>
              <text:list-item>
                <text:p><text:span text:style-name="T3">Web</text:span></text:p>
                <text:list>
                  <text:list-item>
                    <text:p><text:span text:style-name="T5"><text:a xlink:href="http://www.bashcookbook.com/bashinfo/">http://www.bashcookbook.com/bashinfo/</text:a></text:span></text:p>
                  </text:list-item>
                  <text:list-item>
                    <text:p><text:span text:style-name="T5">Google</text:span></text:p>
                  </text:list-item>
                  <text:list-item>
                    <text:p><text:span text:style-name="T5">Everywhere</text:span></text:p>
                  </text:list-item>
                </text:list>
              </text:list-item>
              <text:list-item>
                <text:p><text:span text:style-name="T3">Revision Control</text:span></text:p>
                <text:list>
                  <text:list-item>
                    <text:p><text:span text:style-name="T5">Bazaar (BZR), git, Subversion (SVN), many others</text:span></text:p>
                  </text:list-item>
                  <text:list-item>
                    <text:p><text:span text:style-name="T5">Avoid CVS if possible, it's too old and cruf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2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Human" presentation:presentation-page-layout-name="AL2T1">
        <office:forms form:automatic-focus="false" form:apply-design-mode="false"/>
        <draw:frame presentation:style-name="pr4" draw:text-style-name="P5" draw:layer="layout" svg:width="25.191cm" svg:height="3.508cm" svg:x="1.3cm" svg:y="0cm" presentation:class="title">
          <draw:text-box>
            <text:p text:style-name="P5">URLs, Wrap-up and Q&amp;A</text:p>
          </draw:text-box>
        </draw:frame>
        <draw:frame presentation:style-name="pr31" draw:layer="layout" svg:width="25.191cm" svg:height="17.672cm" svg:x="1.399cm" svg:y="3.81cm" presentation:class="outline" presentation:user-transformed="true">
          <draw:text-box>
            <text:list text:style-name="L2">
              <text:list-item>
                <text:p><text:span text:style-name="T20">URLs</text:span><text:span text:style-name="T21">:</text:span></text:p>
                <text:list>
                  <text:list-item>
                    <text:p><text:span text:style-name="T22">TONS of resources: </text:span><text:span text:style-name="T22"><text:a xlink:href="http://www.bashcookbook.com/bashinfo/">http://www.bashcookbook.com/bashinfo/</text:a></text:span></text:p>
                  </text:list-item>
                  <text:list-item>
                    <text:p><text:span text:style-name="T22">These slides: </text:span><text:span text:style-name="T22"><text:a xlink:href="http://www.jpsdomain.org/public/2011_bash_101.pdf">http://www.jpsdomain.org/public/2011_bash_101.pdf</text:a></text:span></text:p>
                  </text:list-item>
                  <text:list-item>
                    <text:p><text:span text:style-name="T22">These slides: </text:span><text:span text:style-name="T22"><text:a xlink:href="http://www.jpsdomain.org/public/2011_bash_101.odp">http://www.jpsdomain.org/public/2011_bash_101.odp</text:a></text:span></text:p>
                  </text:list-item>
                  <text:list-item>
                    <text:p><text:span text:style-name="T22">The sample script: </text:span><text:span text:style-name="T22"><text:a xlink:href="http://www.jpsdomain.org/public/cdburn">http://www.jpsdomain.org/public/cdburn</text:a></text:span></text:p>
                  </text:list-item>
                  <text:list-item>
                    <text:p><text:span text:style-name="T22">STDIN, STDOUT, STDERR: </text:span><text:span text:style-name="T22"><text:a xlink:href="http://en.wikipedia.org/wiki/Standard_streams">http://en.wikipedia.org/wiki/Standard_streams</text:a></text:span></text:p>
                  </text:list-item>
                  <text:list-item>
                    <text:p><text:span text:style-name="T22">Revision Control: </text:span><text:span text:style-name="T22"><text:a xlink:href="http://www.jpsdomain.org/public/PANTUG_2007-06-13_appd=Revision_Control=JP.pdf">http://www.jpsdomain.org/public/PANTUG_2007-06-13_appd=Revision_Control=JP.pdf</text:a></text:span></text:p>
                  </text:list-item>
                  <text:list-item>
                    <text:p><text:span text:style-name="T22">Windows Shell Scripting (cmd.exe): </text:span><text:span text:style-name="T22"><text:a xlink:href="http://www.jpsdomain.org/windows/winshell.html">http://www.jpsdomain.org/windows/winshell.html</text:a></text:span></text:p>
                  </text:list-item>
                  <text:list-item>
                    <text:p><text:span text:style-name="T22">BASH Prompt HOWTO: </text:span><text:span text:style-name="T22"><text:a xlink:href="http://www.tldp.org/HOWTO/Bash-Prompt-HOWTO/index.html">http://www.tldp.org/HOWTO/Bash-Prompt-HOWTO/index.html</text:a></text:span></text:p>
                  </text:list-item>
                  <text:list-item>
                    <text:p><text:span text:style-name="T22">Cygwin: </text:span><text:span text:style-name="T22"><text:a xlink:href="http://www.cygwin.com/">http://www.cygwin.com/</text:a></text:span></text:p>
                  </text:list-item>
                  <text:list-item>
                    <text:p><text:span text:style-name="T22">UnxUtils: </text:span><text:span text:style-name="T22"><text:a xlink:href="http://unxutils.sourceforge.net/">http://unxutils.sourceforge.net/</text:a></text:span></text:p>
                  </text:list-item>
                  <text:list-item>
                    <text:p><text:span text:style-name="T22">GNU Win32 ports: </text:span><text:span text:style-name="T22"><text:a xlink:href="http://sourceforge.net/projects/gnuwin32/">http://sourceforge.net/projects/gnuwin32/</text:a></text:span></text:p>
                  </text:list-item>
                  <text:list-item>
                    <text:p><text:span text:style-name="T22">Win32 Perl </text:span><text:span text:style-name="T22"><text:a xlink:href="http://www.activestate.com/solutions/perl/">http://www.activestate.com/solutions/perl/</text:a></text:span></text:p>
                  </text:list-item>
                </text:list>
              </text:list-item>
              <text:list-item>
                <text:p><text:span text:style-name="T20">Questions?</text:span></text:p>
              </text:list-item>
              <text:list-item>
                <text:p><text:span text:style-name="T20">I'm on the PLUG list...</text:span><text:span text:style-name="T20"><text:line-break/></text:span><text:span text:style-name="T20">jp@jpsdomain.org</text:span></text:p>
              </text:list-item>
              <text:list-item>
                <text:p><text:span text:style-name="T20">Some of these slides were adapted from 2007 Ubuntu Live presentation by Carl Albing &amp; JP Vossen: “</text:span><text:span text:style-name="T23">bash from beginner to power user”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3" presentation:class="page"/>
          <draw:frame presentation:style-name="pr3" draw:text-style-name="P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4" draw:layer="backgroundobjects" svg:width="25.191cm" svg:height="3.507cm" svg:x="1.3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1cm" svg:height="13.863cm" svg:x="1.399cm" svg:y="4.915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1cm" svg:height="1.448cm" svg:x="20.068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P Vossen</meta:initial-creator>
    <meta:creation-date>2011-02-08T17:44:04</meta:creation-date>
    <meta:editing-duration>PT02H21M32S</meta:editing-duration>
    <meta:editing-cycles>13</meta:editing-cycles>
    <dc:date>2011-02-09T01:40:21</dc:date>
    <dc:creator>JP Vossen</dc:creator>
    <meta:generator>OpenOffice.org/3.2$Unix OpenOffice.org_project/320m12$Build-9483</meta:gener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